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marker-start="" draw:marker-start-width="0.2cm" draw:marker-end-width="0.2cm" draw:fill-color="#eeeeee" draw:opacity="100%" draw:textarea-horizontal-align="justify" draw:textarea-vertical-align="middle" draw:auto-grow-height="false" fo:min-height="16.083cm" fo:min-width="27.209cm" fo:padding-top="0.125cm" fo:padding-bottom="0.125cm" fo:padding-left="0.25cm" fo:padding-right="0.25cm" draw:shadow="hidden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6.383cm" fo:min-width="15.629cm" draw:shadow="hidden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6.379cm" fo:min-width="6.866cm" draw:shadow="hidden"/>
    </style:style>
    <style:style style:name="gr4" style:family="graphic" style:parent-style-name="standard">
      <style:graphic-properties draw:stroke="solid"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Fine_20_Dashed" svg:stroke-width="0.053cm" svg:stroke-color="#83caff" draw:marker-start-width="0.279cm" draw:marker-end-width="0.279cm" draw:fill-color="#83caff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Fine_20_Dashed"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53cm" svg:stroke-color="#9999cc" draw:marker-start-width="0.279cm" draw:marker-end-width="0.279cm" draw:fill-color="#9999cc" draw:opacity="50%" draw:textarea-horizontal-align="justify" draw:textarea-vertical-align="middle" draw:auto-grow-height="false" fo:min-height="0.81cm" fo:min-width="0.89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solid" svg:stroke-width="0.053cm" svg:stroke-color="#9999cc" draw:marker-start-width="0.279cm" draw:marker-end-width="0.279cm" draw:fill-color="#9999cc" draw:opacity="50%" draw:textarea-horizontal-align="justify" draw:textarea-vertical-align="middle" draw:auto-grow-height="false" fo:min-height="0.81cm" fo:min-width="0.84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2.492cm" fo:min-width="0cm" fo:padding-top="0.151cm" fo:padding-bottom="0.151cm" fo:padding-left="0.276cm" fo:padding-right="0.276cm" draw:shadow="hidden"/>
    </style:style>
    <style:style style:name="gr13" style:family="graphic" style:parent-style-name="standard">
      <style:graphic-properties svg:stroke-width="0.053cm" svg:stroke-color="#ff9900" draw:marker-start-width="0.279cm" draw:marker-end-width="0.279cm" draw:fill-color="#ff9900" draw:opacity="50%" draw:textarea-horizontal-align="justify" draw:textarea-vertical-align="middle" draw:auto-grow-height="false" fo:min-height="2.588cm" fo:min-width="0cm" fo:padding-top="0.151cm" fo:padding-bottom="0.151cm" fo:padding-left="0.276cm" fo:padding-right="0.276cm" draw:shadow="hidden"/>
    </style:style>
    <style:style style:name="gr14" style:family="graphic" style:parent-style-name="standard">
      <style:graphic-properties svg:stroke-width="0.053cm" svg:stroke-color="#ff9900" draw:marker-start-width="0.279cm" draw:marker-end-width="0.279cm" draw:fill-color="#ff9900" draw:opacity="50%" draw:textarea-horizontal-align="justify" draw:textarea-vertical-align="middle" draw:auto-grow-height="false" fo:min-height="3cm" fo:min-width="0.159cm" fo:padding-top="0.151cm" fo:padding-bottom="0.151cm" fo:padding-left="0.276cm" fo:padding-right="0.276cm" draw:shadow="hidden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3.085cm" fo:min-width="4.358cm" draw:shadow="hidden"/>
    </style:style>
    <style:style style:name="gr16" style:family="graphic" style:parent-style-name="standard">
      <style:graphic-properties svg:stroke-width="0.053cm" svg:stroke-color="#99cc99" draw:marker-start-width="0.279cm" draw:marker-end-width="0.279cm" draw:fill-color="#99cc99" draw:opacity="50%" draw:textarea-horizontal-align="justify" draw:textarea-vertical-align="middle" draw:auto-grow-height="false" fo:min-height="0.714cm" fo:min-width="0.464cm" fo:padding-top="0.151cm" fo:padding-bottom="0.151cm" fo:padding-left="0.276cm" fo:padding-right="0.276cm" draw:shadow="hidden"/>
    </style:style>
    <style:style style:name="gr17" style:family="graphic" style:parent-style-name="standard">
      <style:graphic-properties draw:stroke="none" svg:stroke-color="#000000" draw:fill="none" draw:fill-color="#ffffff" fo:min-height="0.712cm"/>
    </style:style>
    <style:style style:name="gr18" style:family="graphic" style:parent-style-name="standard">
      <style:graphic-properties svg:stroke-width="0.053cm" svg:stroke-color="#ffffff" draw:marker-start-width="0.279cm" draw:marker-end-width="0.279cm" draw:fill-color="#ffffff" draw:opacity="100%" draw:textarea-horizontal-align="justify" draw:textarea-vertical-align="middle" draw:auto-grow-height="false" fo:min-height="1.604cm" fo:min-width="2.603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999999" draw:marker-start-width="0.279cm" draw:marker-end-width="0.279cm" draw:fill-color="#808080" draw:opacity="50%" draw:textarea-horizontal-align="justify" draw:textarea-vertical-align="middle" draw:auto-grow-height="false" fo:min-height="1.604cm" fo:min-width="2.603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014cm" fo:min-width="0cm" fo:padding-top="0.151cm" fo:padding-bottom="0.151cm" fo:padding-left="0.276cm" fo:padding-right="0.276cm" draw:shadow="hidden"/>
    </style:style>
    <style:style style:name="gr21" style:family="graphic" style:parent-style-name="standard">
      <style:graphic-properties svg:stroke-width="0.053cm" svg:stroke-color="#ff9900" draw:marker-start-width="0.279cm" draw:marker-end-width="0.279cm" draw:fill-color="#ff9900" draw:opacity="50%" draw:textarea-horizontal-align="justify" draw:textarea-vertical-align="middle" draw:auto-grow-height="false" fo:min-height="1.072cm" fo:min-width="0cm" fo:padding-top="0.151cm" fo:padding-bottom="0.151cm" fo:padding-left="0.276cm" fo:padding-right="0.276cm" draw:shadow="hidden"/>
    </style:style>
    <style:style style:name="gr22" style:family="graphic" style:parent-style-name="standard">
      <style:graphic-properties svg:stroke-width="0.053cm" svg:stroke-color="#ffffff" draw:marker-start-width="0.279cm" draw:marker-end-width="0.279cm" draw:fill-color="#ffffff" draw:opacity="100%" draw:textarea-horizontal-align="justify" draw:textarea-vertical-align="middle" draw:auto-grow-height="false" fo:min-height="1.222cm" fo:min-width="0.159cm" fo:padding-top="0.151cm" fo:padding-bottom="0.151cm" fo:padding-left="0.276cm" fo:padding-right="0.276cm" draw:shadow="hidden"/>
    </style:style>
    <style:style style:name="gr23" style:family="graphic" style:parent-style-name="standard">
      <style:graphic-properties svg:stroke-width="0.053cm" svg:stroke-color="#ff9900" draw:marker-start-width="0.279cm" draw:marker-end-width="0.279cm" draw:fill-color="#ff9900" draw:opacity="50%" draw:textarea-horizontal-align="justify" draw:textarea-vertical-align="middle" draw:auto-grow-height="false" fo:min-height="1.222cm" fo:min-width="0.159cm" fo:padding-top="0.151cm" fo:padding-bottom="0.151cm" fo:padding-left="0.276cm" fo:padding-right="0.276cm" draw:shadow="hidden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83caff" draw:opacity="50%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99cc" draw:opacity="5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9900" draw:opacity="50%"/>
      <style:paragraph-properties fo:text-align="center"/>
    </style:style>
    <style:style style:name="P10" style:family="paragraph">
      <loext:graphic-properties draw:fill-color="#99cc99" draw:opacity="50%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-color="#808080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09cm" svg:height="16.333cm" svg:x="1cm" svg:y="3.667cm">
          <draw:glue-point draw:id="4" svg:x="-3.235cm" svg:y="5cm"/>
          <draw:glue-point draw:id="5" svg:x="-3.234cm" svg:y="5cm" draw:escape-direction="down"/>
          <draw:glue-point draw:id="6" svg:x="-3.088cm" svg:y="5cm"/>
          <draw:glue-point draw:id="7" svg:x="2.058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outernetwork" svg:width="16.129cm" svg:height="6.633cm" svg:x="11.022cm" svg:y="4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routernetwork" svg:width="7.366cm" svg:height="6.629cm" svg:x="19.785cm" svg:y="12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1.27cm" svg:height="1.27cm" svg:x="19.912cm" svg:y="5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1.27cm" svg:height="1.27cm" svg:x="13.689cm" svg:y="5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1.27cm" svg:height="1.27cm" svg:x="16.483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1.27cm" svg:height="1.27cm" svg:x="22.833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4.773cm" svg:y1="6.818cm" svg:x2="16.669cm" svg:y2="8.587cm" draw:start-shape="id1" draw:start-glue-point="9" draw:end-shape="id2" draw:end-glue-point="5" svg:d="M14773 6818l1896 1769" svg:viewBox="0 0 1897 1770">
          <text:p/>
        </draw:connector>
        <draw:connector draw:style-name="gr7" draw:text-style-name="P5" draw:layer="layout" draw:type="line" svg:x1="14.959cm" svg:y1="6.369cm" svg:x2="19.912cm" svg:y2="6.369cm" draw:start-shape="id1" draw:start-glue-point="10" draw:end-shape="id3" svg:d="M14959 6369h4953" svg:viewBox="0 0 4954 1">
          <text:p/>
        </draw:connector>
        <draw:connector draw:style-name="gr7" draw:text-style-name="P5" draw:layer="layout" draw:type="line" svg:x1="20.098cm" svg:y1="6.818cm" svg:x2="17.567cm" svg:y2="8.587cm" draw:start-shape="id3" draw:start-glue-point="7" draw:end-shape="id2" draw:end-glue-point="11" svg:d="M20098 6818l-2531 1769" svg:viewBox="0 0 2532 1770">
          <text:p/>
        </draw:connector>
        <draw:connector draw:style-name="gr8" draw:text-style-name="P5" draw:layer="layout" draw:type="line" svg:x1="17.753cm" svg:y1="9.036cm" svg:x2="22.833cm" svg:y2="9.036cm" draw:start-shape="id2" draw:start-glue-point="10" draw:end-shape="id4" draw:end-glue-point="6" svg:d="M17753 9036h5080" svg:viewBox="0 0 5081 1">
          <text:p/>
        </draw:connector>
        <draw:connector draw:style-name="gr8" draw:text-style-name="P5" draw:layer="layout" draw:type="line" svg:x1="20.996cm" svg:y1="6.818cm" svg:x2="23.019cm" svg:y2="8.587cm" draw:start-shape="id3" draw:start-glue-point="9" draw:end-shape="id4" draw:end-glue-point="5" svg:d="M20996 6818l2023 1769" svg:viewBox="0 0 2024 1770">
          <text:p/>
        </draw:connector>
        <draw:connector draw:style-name="gr8" draw:text-style-name="P5" draw:layer="layout" draw:type="line" svg:x1="14.773cm" svg:y1="6.818cm" svg:x2="23.019cm" svg:y2="8.587cm" draw:start-shape="id1" draw:start-glue-point="9" draw:end-shape="id4" draw:end-glue-point="5" svg:d="M14773 6818l8246 1769" svg:viewBox="0 0 8247 1770">
          <text:p/>
        </draw:connector>
        <draw:custom-shape draw:style-name="gr9" draw:text-style-name="P6" draw:layer="layout" svg:width="1.397cm" svg:height="1.778cm" svg:x="20.547cm" svg:y="14.68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8" draw:layer="layout" svg:width="4.318cm" svg:height="0.962cm" svg:x="21.436cm" svg:y="17.229cm">
          <draw:text-box>
            <text:p text:style-name="P7">mytopic</text:p>
          </draw:text-box>
        </draw:frame>
        <draw:custom-shape draw:style-name="gr11" draw:text-style-name="P6" draw:layer="layout" svg:width="1.397cm" svg:height="1.778cm" svg:x="22.833cm" svg:y="14.68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6" draw:layer="layout" svg:width="1.397cm" svg:height="1.778cm" svg:x="25.119cm" svg:y="14.68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7.366cm" svg:height="6.629cm" svg:x="11.022cm" svg:y="12.3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397cm" svg:height="1.778cm" svg:x="12.927cm" svg:y="14.68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8" draw:layer="layout" svg:width="4.318cm" svg:height="0.962cm" svg:x="12.673cm" svg:y="17.229cm">
          <draw:text-box>
            <text:p text:style-name="P7">myqueue</text:p>
          </draw:text-box>
        </draw:frame>
        <draw:custom-shape draw:style-name="gr11" draw:text-style-name="P6" draw:layer="layout" svg:width="1.397cm" svg:height="1.778cm" svg:x="15.213cm" svg:y="14.68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2" draw:layer="background" svg:width="0.305cm" svg:height="2.794cm" svg:x="13.765cm" svg:y="10.3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9" draw:layer="background" svg:width="0.711cm" svg:height="3.302cm" svg:x="13.562cm" svg:y="10.05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background" svg:width="0.305cm" svg:height="2.794cm" svg:x="15.594cm" svg:y="10.56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3" draw:text-style-name="P9" draw:layer="background" svg:width="0.711cm" svg:height="3.302cm" svg:x="15.391cm" svg:y="10.133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background" svg:width="0.305cm" svg:height="2.794cm" svg:x="22.325cm" svg:y="10.4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9" draw:layer="background" svg:width="0.711cm" svg:height="3.302cm" svg:x="22.071cm" svg:y="10.13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background" svg:width="0.305cm" svg:height="2.794cm" svg:x="24.103cm" svg:y="10.56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4" draw:text-style-name="P9" draw:layer="background" svg:width="0.711cm" svg:height="3.302cm" svg:x="23.875cm" svg:y="10.133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" draw:layer="background" svg:width="4.858cm" svg:height="13.335cm" svg:x="2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background" svg:width="2.032cm" svg:height="2.032cm" svg:x="3.413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background" svg:width="2.032cm" svg:height="2.032cm" svg:x="3.413cm" svg:y="12.0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background" svg:width="2.032cm" svg:height="2.032cm" svg:x="3.413cm" svg:y="6.2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11" draw:layer="layout" svg:width="5.334cm" svg:height="0.962cm" svg:x="1.762cm" svg:y="17.186cm">
          <draw:text-box>
            <text:p text:style-name="P7">Cluster admin</text:p>
          </draw:text-box>
        </draw:frame>
        <draw:frame draw:style-name="gr17" draw:text-style-name="P8" draw:layer="layout" svg:width="4.953cm" svg:height="0.962cm" svg:x="16.61cm" svg:y="10.052cm">
          <draw:text-box>
            <text:p text:style-name="P7">Router network</text:p>
          </draw:text-box>
        </draw:frame>
        <draw:custom-shape draw:style-name="gr18" draw:text-style-name="P12" draw:layer="layout" svg:width="3.937cm" svg:height="3.81cm" svg:x="5.926cm" svg:y="9.971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3" draw:layer="layout" svg:width="3.937cm" svg:height="3.81cm" svg:x="5.926cm" svg:y="9.971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" draw:layer="layout" svg:width="0.305cm" svg:height="1.316cm" svg:x="17.613cm" svg:y="4.083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1" draw:text-style-name="P9" draw:layer="layout" svg:width="0.711cm" svg:height="1.57cm" svg:x="17.41cm" svg:y="4.08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2" draw:layer="layout" svg:width="0.711cm" svg:height="1.524cm" svg:x="19.223cm" svg:y="4.083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9" draw:layer="layout" svg:width="0.711cm" svg:height="1.524cm" svg:x="19.223cm" svg:y="4.083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0" draw:layer="layout" svg:width="2.032cm" svg:height="2.032cm" svg:x="3.413cm" svg:y="9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outernetwor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9:38:43.247518909</meta:creation-date>
    <dc:date>2016-10-04T11:50:23.739379667</dc:date>
    <meta:editing-duration>PT5H27M27S</meta:editing-duration>
    <meta:editing-cycles>60</meta:editing-cycles>
    <meta:generator>LibreOffice/5.1.5.2$Linux_X86_64 LibreOffice_project/10$Build-2</meta:generator>
    <meta:document-statistic meta:object-count="42"/>
  </office:meta>
</office:document-meta>
</file>